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automatic-styles>
    <style:style style:name="P1" style:family="paragraph" style:parent-style-name="Text_20_body">
      <style:text-properties fo:font-weight="normal" officeooo:rsid="003d33b5" officeooo:paragraph-rsid="002848cd" style:font-weight-asian="normal" style:font-weight-complex="normal"/>
    </style:style>
    <style:style style:name="P2" style:family="paragraph" style:parent-style-name="Text_20_body">
      <style:text-properties officeooo:rsid="004d99bd" officeooo:paragraph-rsid="004d99bd"/>
    </style:style>
    <style:style style:name="T1" style:family="text">
      <style:text-properties officeooo:rsid="004d99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proposed to study a recently discovered phenomenon called ‘flash’ where a crystal is placed <text:span text:style-name="T1">in</text:span> electric field at high temperature. At fixed temperature, increasing the E-field over a critical value results in a sudden drop in the resistivity. Alternatively, we can hold the E-field fixed and raise the temperature over a critical value. Once the resistivity drops, a metallic current begins to flow and the <text:span text:style-name="T1">crystal</text:span> emits light (“flashes”) in a electroluminescence-like phenomenon. To date, flash is more-or-less completely enigmatic.</text:p>
      <text:p text:style-name="Text_20_body">We performed neutron scattering experiments to examine the structure of <text:span text:style-name="T1">oxides </text:span>PMNPT, SrTiO3, and TiO2. In TiO2, we found that extended defects form as oxygen leaves the crystal <text:span text:style-name="T1">and </text:span>that these defects are affected by <text:span text:style-name="T1">the </text:span>size of <text:span text:style-name="T1">the </text:span>current. For PMNPT and SrTiO3 there was no visible change in scattering, suggesting either the absence of defects (unlikely), randomly distributed defects (possible), or that defects formed only near the surface of samples these samples (likely). The formation of extended defects in TiO2 is already known; the current dependence is not! It is possible that defects in SrTiO3 and PMNPT are also sensitive to current. However, without being able to see the defects with neutron scattering, we can't say more!</text:p>
      <text:p text:style-name="Text_20_body">We used our results of current dependence of scattering in TiO2 to estimate the temperature of the flashing crystals. The temperature is related to the non-equilibrium dynamics <text:span text:style-name="T1">(</text:span>which is of interest <text:span text:style-name="T1">DoE research areas </text:span>in general<text:span text:style-name="T1">)</text:span>. Our results are only approximate, but serve as a valuable proof of concept that we can probe the non-equilibrium nature of flash with neutron scattering. To that end, we commissioned a new apparatus that enables in-situ scattering at the reactor source at <text:span text:style-name="T1">ORNL</text:span> and have planned two follow up experiments this year to perform a more detailed study of the non-equilibrium physics.</text:p>
      <text:p text:style-name="P2">All of this work was enabled by the DoE SCGSR fellowship, which funded me to work at ORNL. This experience was invaluable and introduced me to the culture of a DoE lab. I was surprised by how different it was compared to working at a university! I look forward to keeping up with all of the connections I have made.</text:p>
      <text:p text:style-name="Text_20_body"/>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3:22:46.989282961</meta:creation-date>
    <dc:date>2024-05-23T15:37:27.797392276</dc:date>
    <meta:editing-duration>PT4H40M24S</meta:editing-duration>
    <meta:editing-cycles>22</meta:editing-cycles>
    <meta:generator>LibreOffice/7.3.7.2$Linux_X86_64 LibreOffice_project/30$Build-2</meta:generator>
    <meta:document-statistic meta:table-count="0" meta:image-count="0" meta:object-count="0" meta:page-count="1" meta:paragraph-count="5" meta:word-count="358" meta:character-count="2201" meta:non-whitespace-character-count="1846"/>
  </office:meta>
</office:document-meta>
</file>